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1000000CA1152D9C39FA35E29.png" manifest:media-type="image/png"/>
  <manifest:file-entry manifest:full-path="Pictures/10000201000002F1000000CADC0EDE0C7015D801.png" manifest:media-type="image/png"/>
  <manifest:file-entry manifest:full-path="Pictures/10000201000002F1000000CA8C3E93D89CDDA6AB.png" manifest:media-type="image/png"/>
  <manifest:file-entry manifest:full-path="Pictures/10000201000002F1000000CA3EC166BF7E7CF6ED.png" manifest:media-type="image/png"/>
  <manifest:file-entry manifest:full-path="Pictures/10000201000002F1000000CA1A8E4324DA086DAA.png" manifest:media-type="image/png"/>
  <manifest:file-entry manifest:full-path="Pictures/10000201000002F1000000CAF81052AA1ACA6041.png" manifest:media-type="image/png"/>
  <manifest:file-entry manifest:full-path="Pictures/10000201000002F1000000CA1BA1D75185F92323.png" manifest:media-type="image/png"/>
  <manifest:file-entry manifest:full-path="Pictures/10000201000002F1000000CA6AB52E02D69818BE.png" manifest:media-type="image/png"/>
  <manifest:file-entry manifest:full-path="Pictures/10000201000002F1000000CAB06F34DD946E5FED.png" manifest:media-type="image/png"/>
  <manifest:file-entry manifest:full-path="Pictures/10000201000002F1000000CAEC1F2BC404F0EF15.png" manifest:media-type="image/png"/>
  <manifest:file-entry manifest:full-path="Pictures/10000201000002F1000000CAEDF978D0DCABC4F2.png" manifest:media-type="image/png"/>
  <manifest:file-entry manifest:full-path="Pictures/10000201000002F1000000CAD07150A863043EBC.png" manifest:media-type="image/png"/>
  <manifest:file-entry manifest:full-path="Pictures/10000201000002F1000000CAE9D7779405840511.png" manifest:media-type="image/png"/>
  <manifest:file-entry manifest:full-path="Pictures/10000201000002F1000000CAA65516646F6C3B5E.png" manifest:media-type="image/png"/>
  <manifest:file-entry manifest:full-path="Pictures/10000201000002F1000000CA2B6AB83E44E91B31.png" manifest:media-type="image/png"/>
  <manifest:file-entry manifest:full-path="Pictures/10000201000002F1000000CA853132F7D262AAA8.png" manifest:media-type="image/png"/>
  <manifest:file-entry manifest:full-path="Pictures/10000201000002F1000000CAAA9AD6C2457A5B26.png" manifest:media-type="image/png"/>
  <manifest:file-entry manifest:full-path="Pictures/10000201000002F1000000CA01648D07154BF5A1.png" manifest:media-type="image/png"/>
  <manifest:file-entry manifest:full-path="Pictures/10000201000002F1000000CAD9841D8A1656D3B8.png" manifest:media-type="image/png"/>
  <manifest:file-entry manifest:full-path="Pictures/10000201000002F1000000CA83AA0BCA1CD0CC2E.png" manifest:media-type="image/png"/>
  <manifest:file-entry manifest:full-path="Pictures/10000201000002F0000000CACF9B9D2C54417FAA.png" manifest:media-type="image/png"/>
  <manifest:file-entry manifest:full-path="Pictures/10000201000002F1000000CA4ADC476729C9EB9C.png" manifest:media-type="image/png"/>
  <manifest:file-entry manifest:full-path="Pictures/10000201000002F1000000CA9355AB6F35AB1E50.png" manifest:media-type="image/png"/>
  <manifest:file-entry manifest:full-path="Pictures/10000201000002F0000000CAF7046214666CFD5D.png" manifest:media-type="image/png"/>
  <manifest:file-entry manifest:full-path="Pictures/10000201000002F1000000CA49BE235A1B49C31B.png" manifest:media-type="image/png"/>
  <manifest:file-entry manifest:full-path="Pictures/10000201000002F0000000CA754555D9AE8FD330.png" manifest:media-type="image/png"/>
  <manifest:file-entry manifest:full-path="Pictures/10000201000002F0000000CA406F0727ECD237DD.png" manifest:media-type="image/png"/>
  <manifest:file-entry manifest:full-path="Pictures/10000201000002F0000000CA6C5616B787AA0942.png" manifest:media-type="image/png"/>
  <manifest:file-entry manifest:full-path="Pictures/10000201000002F0000000CA519D42673D594552.png" manifest:media-type="image/png"/>
  <manifest:file-entry manifest:full-path="Pictures/10000201000002F0000000CA5241E4D059D08845.png" manifest:media-type="image/png"/>
  <manifest:file-entry manifest:full-path="Pictures/10000201000002F0000000CA09D9577C22FA425B.png" manifest:media-type="image/png"/>
  <manifest:file-entry manifest:full-path="Pictures/10000201000002F0000000CABC438940FB95D119.png" manifest:media-type="image/png"/>
  <manifest:file-entry manifest:full-path="Pictures/10000201000002F1000000CADED06A6C48EE7968.png" manifest:media-type="image/png"/>
  <manifest:file-entry manifest:full-path="Pictures/10000201000002F0000000CAE40B4E2207A24AC5.png" manifest:media-type="image/png"/>
  <manifest:file-entry manifest:full-path="Pictures/10000201000002F0000000CA6960E62FF2B44EAD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</style:style>
    <style:style style:name="P2" style:family="paragraph" style:parent-style-name="Standard">
      <loext:graphic-properties draw:fill="none"/>
      <style:paragraph-properties fo:margin-left="0cm" fo:margin-right="0cm" fo:text-indent="0cm" style:auto-text-indent="false" fo:break-before="page" fo:background-color="transparent"/>
    </style:style>
    <style:style style:name="P3" style:family="paragraph" style:parent-style-name="Standard">
      <loext:graphic-properties draw:fill="none"/>
      <style:paragraph-properties fo:margin-left="0cm" fo:margin-right="0cm" fo:text-indent="0cm" style:auto-text-indent="false" fo:break-before="page" fo:background-color="transparent"/>
      <style:text-properties officeooo:rsid="0021f27c" officeooo:paragraph-rsid="0021f27c"/>
    </style:style>
    <style:style style:name="P4" style:family="paragraph" style:parent-style-name="Standard">
      <loext:graphic-properties draw:fill="none"/>
      <style:paragraph-properties fo:margin-left="0cm" fo:margin-right="0cm" fo:text-indent="0cm" style:auto-text-indent="false" fo:break-before="page"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1.139cm" svg:y="-0.318cm" svg:width="19.313cm" svg:height="5.188cm" draw:z-index="0"><draw:image xlink:href="Pictures/10000201000002F0000000CA406F0727ECD237DD.png" xlink:type="simple" xlink:show="embed" xlink:actuate="onLoad"/></draw:frame><draw:frame draw:style-name="fr1" draw:name="Image2" text:anchor-type="paragraph" svg:x="-1.139cm" svg:y="5.038cm" svg:width="19.325cm" svg:height="5.191cm" draw:z-index="1"><draw:image xlink:href="Pictures/10000201000002F0000000CABC438940FB95D119.png" xlink:type="simple" xlink:show="embed" xlink:actuate="onLoad"/></draw:frame><draw:frame draw:style-name="fr1" draw:name="Image3" text:anchor-type="paragraph" svg:x="-1.145cm" svg:y="10.359cm" svg:width="19.306cm" svg:height="5.186cm" draw:z-index="2"><draw:image xlink:href="Pictures/10000201000002F0000000CA5241E4D059D08845.png" xlink:type="simple" xlink:show="embed" xlink:actuate="onLoad"/></draw:frame><draw:frame draw:style-name="fr1" draw:name="Image4" text:anchor-type="paragraph" svg:x="-1.143cm" svg:y="15.674cm" svg:width="19.283cm" svg:height="5.181cm" draw:z-index="3"><draw:image xlink:href="Pictures/10000201000002F0000000CA6960E62FF2B44EAD.png" xlink:type="simple" xlink:show="embed" xlink:actuate="onLoad"/></draw:frame><draw:frame draw:style-name="fr1" draw:name="Image5" text:anchor-type="paragraph" svg:x="-1.145cm" svg:y="20.964cm" svg:width="19.279cm" svg:height="5.179cm" draw:z-index="4"><draw:image xlink:href="Pictures/10000201000002F0000000CAE40B4E2207A24AC5.png" xlink:type="simple" xlink:show="embed" xlink:actuate="onLoad"/></draw:frame></text:p>
      <text:p text:style-name="P2"><draw:frame draw:style-name="fr1" draw:name="Image6" text:anchor-type="paragraph" svg:x="-1.08cm" svg:y="-0.169cm" svg:width="19.198cm" svg:height="5.158cm" draw:z-index="5"><draw:image xlink:href="Pictures/10000201000002F0000000CA519D42673D594552.png" xlink:type="simple" xlink:show="embed" xlink:actuate="onLoad"/></draw:frame><draw:frame draw:style-name="fr1" draw:name="Image7" text:anchor-type="paragraph" svg:x="-1.102cm" svg:y="5.149cm" svg:width="19.241cm" svg:height="5.168cm" draw:z-index="6"><draw:image xlink:href="Pictures/10000201000002F0000000CA09D9577C22FA425B.png" xlink:type="simple" xlink:show="embed" xlink:actuate="onLoad"/></draw:frame><draw:frame draw:style-name="fr1" draw:name="Image8" text:anchor-type="paragraph" svg:x="-1.102cm" svg:y="10.449cm" svg:width="19.233cm" svg:height="5.166cm" draw:z-index="7"><draw:image xlink:href="Pictures/10000201000002F0000000CA6C5616B787AA0942.png" xlink:type="simple" xlink:show="embed" xlink:actuate="onLoad"/></draw:frame><draw:frame draw:style-name="fr1" draw:name="Image9" text:anchor-type="paragraph" svg:x="-1.124cm" svg:y="15.753cm" svg:width="19.248cm" svg:height="5.17cm" draw:z-index="8"><draw:image xlink:href="Pictures/10000201000002F0000000CA754555D9AE8FD330.png" xlink:type="simple" xlink:show="embed" xlink:actuate="onLoad"/></draw:frame><draw:frame draw:style-name="fr1" draw:name="Image10" text:anchor-type="paragraph" svg:x="-1.143cm" svg:y="21.091cm" svg:width="19.286cm" svg:height="5.181cm" draw:z-index="9"><draw:image xlink:href="Pictures/10000201000002F0000000CAF7046214666CFD5D.png" xlink:type="simple" xlink:show="embed" xlink:actuate="onLoad"/></draw:frame></text:p>
      <text:p text:style-name="P3"><draw:frame draw:style-name="fr1" draw:name="Image11" text:anchor-type="paragraph" svg:x="-1.06cm" svg:y="-0.277cm" svg:width="19.242cm" svg:height="5.17cm" draw:z-index="10"><draw:image xlink:href="Pictures/10000201000002F0000000CACF9B9D2C54417FAA.png" xlink:type="simple" xlink:show="embed" xlink:actuate="onLoad"/></draw:frame><draw:frame draw:style-name="fr1" draw:name="Image12" text:anchor-type="paragraph" svg:x="-1.039cm" svg:y="5.041cm" svg:width="19.23cm" svg:height="5.158cm" draw:z-index="11"><draw:image xlink:href="Pictures/10000201000002F1000000CA01648D07154BF5A1.png" xlink:type="simple" xlink:show="embed" xlink:actuate="onLoad"/></draw:frame><draw:frame draw:style-name="fr1" draw:name="Image13" text:anchor-type="paragraph" svg:x="-1.081cm" svg:y="10.423cm" svg:width="19.225cm" svg:height="5.156cm" draw:z-index="12"><draw:image xlink:href="Pictures/10000201000002F1000000CA83AA0BCA1CD0CC2E.png" xlink:type="simple" xlink:show="embed" xlink:actuate="onLoad"/></draw:frame><draw:frame draw:style-name="fr1" draw:name="Image14" text:anchor-type="paragraph" svg:x="-1.081cm" svg:y="15.755cm" svg:width="19.211cm" svg:height="5.152cm" draw:z-index="13"><draw:image xlink:href="Pictures/10000201000002F1000000CAAA9AD6C2457A5B26.png" xlink:type="simple" xlink:show="embed" xlink:actuate="onLoad"/></draw:frame><draw:frame draw:style-name="fr1" draw:name="Image15" text:anchor-type="paragraph" svg:x="-1.058cm" svg:y="21.047cm" svg:width="19.191cm" svg:height="5.147cm" draw:z-index="14"><draw:image xlink:href="Pictures/10000201000002F1000000CA853132F7D262AAA8.png" xlink:type="simple" xlink:show="embed" xlink:actuate="onLoad"/></draw:frame></text:p>
      <text:p text:style-name="P3"><draw:frame draw:style-name="fr1" draw:name="Image16" text:anchor-type="paragraph" svg:x="-1.016cm" svg:y="-0.466cm" svg:width="19.066cm" svg:height="5.114cm" draw:z-index="15"><draw:image xlink:href="Pictures/10000201000002F1000000CAA65516646F6C3B5E.png" xlink:type="simple" xlink:show="embed" xlink:actuate="onLoad"/></draw:frame><draw:frame draw:style-name="fr1" draw:name="Image17" text:anchor-type="paragraph" svg:x="-1.018cm" svg:y="4.808cm" svg:width="19.066cm" svg:height="5.114cm" draw:z-index="16"><draw:image xlink:href="Pictures/10000201000002F1000000CA4ADC476729C9EB9C.png" xlink:type="simple" xlink:show="embed" xlink:actuate="onLoad"/></draw:frame><draw:frame draw:style-name="fr1" draw:name="Image18" text:anchor-type="paragraph" svg:x="-1.018cm" svg:y="10.061cm" svg:width="19.075cm" svg:height="5.115cm" draw:z-index="17"><draw:image xlink:href="Pictures/10000201000002F1000000CAD07150A863043EBC.png" xlink:type="simple" xlink:show="embed" xlink:actuate="onLoad"/></draw:frame><draw:frame draw:style-name="fr1" draw:name="Image19" text:anchor-type="paragraph" svg:x="-1.039cm" svg:y="15.332cm" svg:width="19.066cm" svg:height="5.114cm" draw:z-index="18"><draw:image xlink:href="Pictures/10000201000002F1000000CAE9D7779405840511.png" xlink:type="simple" xlink:show="embed" xlink:actuate="onLoad"/></draw:frame><draw:frame draw:style-name="fr1" draw:name="Image20" text:anchor-type="paragraph" svg:x="-1.039cm" svg:y="20.562cm" svg:width="19.046cm" svg:height="5.108cm" draw:z-index="19"><draw:image xlink:href="Pictures/10000201000002F1000000CAEDF978D0DCABC4F2.png" xlink:type="simple" xlink:show="embed" xlink:actuate="onLoad"/></draw:frame></text:p>
      <text:p text:style-name="P2"><draw:frame draw:style-name="fr1" draw:name="Image22" text:anchor-type="paragraph" svg:x="-1.08cm" svg:y="-0.273cm" svg:width="19.039cm" svg:height="5.106cm" draw:z-index="20"><draw:image xlink:href="Pictures/10000201000002F1000000CA2B6AB83E44E91B31.png" xlink:type="simple" xlink:show="embed" xlink:actuate="onLoad"/></draw:frame><draw:frame draw:style-name="fr1" draw:name="Image21" text:anchor-type="paragraph" svg:x="-1.06cm" svg:y="4.978cm" svg:width="19.032cm" svg:height="5.105cm" draw:z-index="21"><draw:image xlink:href="Pictures/10000201000002F1000000CADED06A6C48EE7968.png" xlink:type="simple" xlink:show="embed" xlink:actuate="onLoad"/></draw:frame><draw:frame draw:style-name="fr1" draw:name="Image23" text:anchor-type="paragraph" svg:x="-1.037cm" svg:y="10.19cm" svg:width="19.006cm" svg:height="5.098cm" draw:z-index="22"><draw:image xlink:href="Pictures/10000201000002F1000000CAD9841D8A1656D3B8.png" xlink:type="simple" xlink:show="embed" xlink:actuate="onLoad"/></draw:frame><draw:frame draw:style-name="fr1" draw:name="Image24" text:anchor-type="paragraph" svg:x="-1.037cm" svg:y="15.397cm" svg:width="19.006cm" svg:height="5.098cm" draw:z-index="23"><draw:image xlink:href="Pictures/10000201000002F1000000CAEC1F2BC404F0EF15.png" xlink:type="simple" xlink:show="embed" xlink:actuate="onLoad"/></draw:frame><draw:frame draw:style-name="fr1" draw:name="Image25" text:anchor-type="paragraph" svg:x="-1.034cm" svg:y="20.639cm" svg:width="18.941cm" svg:height="5.08cm" draw:z-index="24"><draw:image xlink:href="Pictures/10000201000002F1000000CA6AB52E02D69818BE.png" xlink:type="simple" xlink:show="embed" xlink:actuate="onLoad"/></draw:frame></text:p>
      <text:p text:style-name="P2"><draw:frame draw:style-name="fr1" draw:name="Image26" text:anchor-type="paragraph" svg:x="-0.975cm" svg:y="-0.296cm" svg:width="18.946cm" svg:height="5.082cm" draw:z-index="25"><draw:image xlink:href="Pictures/10000201000002F1000000CA1BA1D75185F92323.png" xlink:type="simple" xlink:show="embed" xlink:actuate="onLoad"/></draw:frame><draw:frame draw:style-name="fr1" draw:name="Image27" text:anchor-type="paragraph" svg:x="-0.997cm" svg:y="4.893cm" svg:width="18.971cm" svg:height="5.087cm" draw:z-index="26"><draw:image xlink:href="Pictures/10000201000002F1000000CAF81052AA1ACA6041.png" xlink:type="simple" xlink:show="embed" xlink:actuate="onLoad"/></draw:frame><draw:frame draw:style-name="fr1" draw:name="Image28" text:anchor-type="paragraph" svg:x="-1.018cm" svg:y="10.104cm" svg:width="19.013cm" svg:height="5.099cm" draw:z-index="27"><draw:image xlink:href="Pictures/10000201000002F1000000CAB06F34DD946E5FED.png" xlink:type="simple" xlink:show="embed" xlink:actuate="onLoad"/></draw:frame><draw:frame draw:style-name="fr1" draw:name="Image29" text:anchor-type="paragraph" svg:x="-1.039cm" svg:y="15.356cm" svg:width="19.073cm" svg:height="5.115cm" draw:z-index="28"><draw:image xlink:href="Pictures/10000201000002F1000000CA1A8E4324DA086DAA.png" xlink:type="simple" xlink:show="embed" xlink:actuate="onLoad"/></draw:frame><draw:frame draw:style-name="fr1" draw:name="Image30" text:anchor-type="paragraph" svg:x="-1.018cm" svg:y="20.611cm" svg:width="19.054cm" svg:height="5.11cm" draw:z-index="29"><draw:image xlink:href="Pictures/10000201000002F1000000CA3EC166BF7E7CF6ED.png" xlink:type="simple" xlink:show="embed" xlink:actuate="onLoad"/></draw:frame></text:p>
      <text:p text:style-name="P2"><draw:frame draw:style-name="fr1" draw:name="Image31" text:anchor-type="paragraph" svg:x="-1.201cm" svg:y="-0.171cm" svg:width="19.32cm" svg:height="5.181cm" draw:z-index="30"><draw:image xlink:href="Pictures/10000201000002F1000000CA8C3E93D89CDDA6AB.png" xlink:type="simple" xlink:show="embed" xlink:actuate="onLoad"/></draw:frame><draw:frame draw:style-name="fr1" draw:name="Image32" text:anchor-type="paragraph" svg:x="-1.187cm" svg:y="5.149cm" svg:width="19.309cm" svg:height="5.179cm" draw:z-index="31"><draw:image xlink:href="Pictures/10000201000002F1000000CA49BE235A1B49C31B.png" xlink:type="simple" xlink:show="embed" xlink:actuate="onLoad"/></draw:frame><draw:frame draw:style-name="fr1" draw:name="Image33" text:anchor-type="paragraph" svg:x="-1.185cm" svg:y="10.485cm" svg:width="19.329cm" svg:height="5.184cm" draw:z-index="32"><draw:image xlink:href="Pictures/10000201000002F1000000CADC0EDE0C7015D801.png" xlink:type="simple" xlink:show="embed" xlink:actuate="onLoad"/></draw:frame><draw:frame draw:style-name="fr1" draw:name="Image34" text:anchor-type="paragraph" svg:x="-1.187cm" svg:y="15.806cm" svg:width="19.316cm" svg:height="5.181cm" draw:z-index="33"><draw:image xlink:href="Pictures/10000201000002F1000000CA9355AB6F35AB1E50.png" xlink:type="simple" xlink:show="embed" xlink:actuate="onLoad"/></draw:frame><draw:frame draw:style-name="fr1" draw:name="Image35" text:anchor-type="paragraph" svg:x="-1.208cm" svg:y="21.101cm" svg:width="19.329cm" svg:height="5.184cm" draw:z-index="34"><draw:image xlink:href="Pictures/10000201000002F1000000CA1152D9C39FA35E2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lavko Zagorac</meta:initial-creator>
    <meta:creation-date>2018-04-01T12:47:52.073676000</meta:creation-date>
    <dc:date>2018-04-29T17:07:35.363447000</dc:date>
    <dc:creator>Slavko Zagorac</dc:creator>
    <meta:editing-duration>PT1H7M7S</meta:editing-duration>
    <meta:editing-cycles>19</meta:editing-cycles>
    <meta:generator>LibreOffice/5.3.7.2$MacOSX_X86_64 LibreOffice_project/6b8ed514a9f8b44d37a1b96673cbbdd077e24059</meta:generator>
    <meta:document-statistic meta:table-count="0" meta:image-count="35" meta:object-count="0" meta:page-count="7" meta:paragraph-count="0" meta:word-count="0" meta:character-count="0" meta:non-whitespace-character-count="0"/>
  </office:meta>
</office:document-meta>
</file>